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558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1df09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en" style:country-asian="US" style:language-complex="en" style:country-complex="US"/>
    </style:style>
    <style:style style:name="T5" style:family="text">
      <style:text-properties officeooo:rsid="001df0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CALENI DE VTERI DISSECTIONE<text:line-break/>LIBER.<text:bookmark-end text:name="bookmark0"/></text:h>
      <text:h text:style-name="Heading_20_2" text:outline-level="2">Cap. I.,.</text:h>
      <text:p text:style-name="P5">De uteri situ ac magnitudine, deque ip-<text:line-break/>fius sigma habetur oratio, atque unde pendeat, unde<text:line-break/>alatur,. quibus connectatur, quae attingat, de his etiam,<text:line-break/>quae ipsum contexant, et quaecunque gravida muliere<text:line-break/>in utero mica chorion seu membranas foetum irrvolven-<text:line-break/>tes producantur. Situs quidem est intra peritonaeum,<text:line-break/>inter vesicam et rectum intestinum, huic quidem prope<text:line-break/>toti incumbens,. vesicam vero ad umbilicum, qua parte<text:line-break/>fundus ipsius est, multum excedens; parte autem ad</text:p>
      <text:p text:style-name="P2">pudendum tendente vesica uterum cervice excedit. At<text:line-break/>vesica mulierum ad. pubem fita est, brevioremque virili<text:line-break/>cervicem ac latiorem habet, quae inter ossa pubis vo-<text:line-break/>cata in muliebre pudendum . prope exteriorem superio-<text:line-break/>remque ipsius surem pertingit., At rectum intestinum <text:span text:style-name="Default_20_Paragraph_20_Font"><text:span text:style-name="T1">t</text:span></text:span>auro<text:line-break/>ossi, quod appellatur, quibusdamque lumborum vertebris<text:line-break/>i<text:span text:style-name="Default_20_Paragraph_20_Font"><text:span text:style-name="T1">n</text:span></text:span>sidet; sinuatur enim aliquo modo hac in parte intrin-<text:line-break/>secus spina dorsi,. ut extrinsecus gibba videatur, ut de<text:line-break/>ipsa loquitur Hippocrates. Ipfa vero spina secundum<text:line-break/>longitudinem recta, obliqua est ab osse sacro adusque<text:line-break/>magnum vertebram, cui crurum compago annexa est;<text:line-break/>huc usque gibba efficitur. In hoc etenim spatio et vel<text:line-break/>sica et genitura. et laxa sedis pars continetur. Sedem<text:line-break/>quidem totum rectum intestinum voco; laxam vero fedis<text:line-break/>partem; inferiorem recti lutestini partem, ubi maxime<text:line-break/>laxatur. Ad ejus finem quoque est sphincter vocatus;<text:line-break/>ad cujus Iane distinctionem reliquam recti intestini</text:p>
      <text:p text:style-name="P3">partem, ubi maxime dilatatur, laxam appellavi: ge-<text:line-break/>nituram vero sive genitales partes sive ipsum etiam<text:line-break/>uterum dico.</text:p>
      <text:h text:style-name="Heading_20_2" text:outline-level="2">Cap. II. </text:h>
      <text:p text:style-name="P5">Magnitudo autem in omnibus aequalis noni<text:line-break/>est, multo namque minor enixae est, major vero prae-<text:line-break/>gnantis, ac ejus, quae nunquam concepit, multo etiam ip-<text:line-break/>sius minor est, ac .pro aetatum ratione iis, quibus non-<text:line-break/>dum veneris exercendae tempus obtingit Nam alias et<text:line-break/>iia, quae venere non utuntur, minor semper esu Sed<text:line-break/>enite<text:span text:style-name="Default_20_Paragraph_20_Font"><text:span text:style-name="T2">n</text:span></text:span>dum est, quae moderate habet, ejus magnitudinem<text:line-break/>describere. Itaque superiori fundi extremo umbilico-<text:line-break/>ptopinquus est <text:span text:style-name="Default_20_Paragraph_20_Font"><text:span text:style-name="T2">uterus</text:span></text:span>, iuferius autem extremum ad mu-i<text:line-break/>liebre pudendum habet, atque a loco, ad quem pertingit,<text:line-break/>ad exteriorem pude<text:span text:style-name="Default_20_Paragraph_20_Font"><text:span text:style-name="T2">n</text:span></text:span>di extremitatem non aequale in om<text:span text:style-name="Default_20_Paragraph_20_Font"><text:span text:style-name="T2">d<text:line-break/></text:span></text:span>nibus spatium est, ut plurimum tamen moderatum un-<text:line-break/>decim digitorum; fecundum latitudinem vero ad utraque<text:line-break/>ilia suis cornibus porrigitur. De finibus autem secun-<text:line-break/>sium prosunditatem jam dictum est, quod tum vesica;</text:p>
      <text:p text:style-name="P1">tum intestinum rectum ejus <text:span text:style-name="Default_20_Paragraph_20_Font"><text:span text:style-name="T2">fines</text:span></text:span> circumscribant, et quod<text:line-break/>illa quidem incumbat, hoc vero succumbat. Ipsum au-<text:line-break/>tem muliebre pudendum amplitudo est inter osia pubis,<text:line-break/>quae ad externas partes cuticularem processum .habet, ei<text:line-break/>quod maribus inest praeputio. analogum.</text:p>
      <text:h text:style-name="Heading_20_2" text:outline-level="2">... : Cap. Ili. </text:h>
      <text:p text:style-name="P5">Figuram habet ipse uterus reliquo qui-<text:line-break/>dem toto corpore potissimum que fundo vesicae similem;<text:line-break/>quatenus vero a lateribus processus habet mamillares ad<text:line-break/>utraque ilia nutantes, eatenus vesicae haud amplius fimi-<text:line-break/>Iis esu Horum sane figuram Herophilus dimidiati circuli<text:line-break/>revolutioni assimilat; Diocles cornibus enascentibus : pro-<text:line-break/>pterea cornua etiam a cornu denominatione nuncu-.<text:line-break/>pavit. Ludamus vero cirros vocat, haud tradens, utrum<text:line-break/>vasa, quae hoc lu loco revoluta implica<text:span text:style-name="Default_20_Paragraph_20_Font"><text:span text:style-name="T2">n</text:span></text:span>tur, an ipsos<text:line-break/>processus cirris comparaverit. At a Praxagora et Philoti-<text:line-break/>nro sinus appellantur, unde mulierum quidem uterum<text:line-break/>lili bifinuatum,. aliorum vero animalium, quae mnitipara<text:line-break/><text:span text:style-name="Default_20_Paragraph_20_Font"><text:span text:style-name="T3">sunt, </text:span></text:span>multisinuatum dicunt. Sed suis quidem vul-</text:p>
      <text:p text:style-name="P2">vam , et si quod aliud animal multa simul concipit, rnul-<text:line-break/>tos sinus habere . verum est ; non tame<text:span text:style-name="Default_20_Paragraph_20_Font"><text:span text:style-name="T2">n</text:span></text:span> in mulieribus<text:line-break/>hoc nomen decere arbitror; primum etenim suis vulva<text:line-break/>pampiniformis finuosaque est; deinde in finibus foetus<text:line-break/>concipit; mulieri autem et caeteris animalibus, quae<text:line-break/>mulieri utero similia sunt, veluti caprae et vaccae, non<text:line-break/>lu cornibus, (haec namque multo minora sunt, quam<text:line-break/>pro foetus magnitudine<text:span text:style-name="T5">) </text:span>sed in reliqua tota caritate foe-<text:line-break/>tus reperiuntur. Verum hi (ut opinor), quum neque<text:line-break/>usum neque actionem cornuum proferre queant, ejus-<text:line-break/>modi absurda comminiscuntur ac in animum inducunt.<text:line-break/>Quoniam vero longior futurus esset ferum, et alias etiam<text:line-break/>iniquum foret, si de cornuum usu et actione quid dice-<text:line-break/>rem, -et nun de aliis singulis circa uterum idem face-<text:line-break/>rem, ob id sa<text:span text:style-name="Default_20_Paragraph_20_Font"><text:span text:style-name="T2">n</text:span></text:span>e etiam nobis haec res lu aliam tractatio-<text:line-break/>nem differetur. Satis etenim est multa ipfaque per te<text:line-break/>cousiderare, quae circa uterum nata sunt , quod cujusque<text:line-break/>Et opus, et quae facultas, et propter quid talia magni-</text:p>
      <text:p text:style-name="P2">tudine, situ, conformatione, conuexione et cum vici-<text:line-break/>nis partibus communione constructa fuerint. Nunc vero<text:line-break/>ad eascquae loquuntur, progrediamur. Sequi autem vide-<text:line-break/><text:span text:style-name="Default_20_Paragraph_20_Font"><text:span text:style-name="T4">si.tr, </text:span></text:span>ut de fymphysi feu coniunctione et annexione et<text:line-break/>caeteris his adiacentibus dicamus.</text:p>
      <text:h text:style-name="Heading_20_2" text:outline-level="2">Cap. IU </text:h>
      <text:p text:style-name="P5">Quae namque partes utero proximae. sunt;<text:line-break/>earum quaedam ipsum tantum contingunt , neque etiam<text:line-break/>coalescunt; multae vero uniuntur, neque ipsas citra fe-<text:line-break/>cilonem <text:span text:style-name="Default_20_Paragraph_20_Font"><text:span text:style-name="T2">s</text:span></text:span>eparaveris. Sunt autem et quae per excoria-<text:line-break/>donem discedunt; ac sane multis. annexus est uterus;<text:line-break/>ac multae in ipfum insertae sunt. Qui igitur moderata<text:line-break/>quidem suerit magnitudine, tenuiora intestina contingit;<text:line-break/>qui ivero supra modum parvus est, ea tantum tangit,<text:line-break/>quibus esii annexus; rursus vero maximus (qualis est<text:line-break/>maxime qui foetum gestat) et ilia et abdomen implet,<text:line-break/>et multa intestina tangit. Fibrosis autem quibusdam ac<text:line-break/>tenuibus intervallis recto intestino et vesicae annectitur;<text:line-break/>fed vesicae plures sunt appendices; sacro quoque ossi al-<text:line-break/>Iugatur, ei que etiam ex mullorum sententia. robustis .qui-</text:p>
      <text:p text:style-name="P2">busdam vinculis alligationes nervorum habentibus ac<text:line-break/>musculosis annexus est. Tantis autem corporibus etiam<text:line-break/>lumborum vertebris appensus est; lumborum enim magni<text:line-break/>musculi utrinque .processus quosdam notabiles promittunt^<text:line-break/>qui tum in utrasque uteri partes, tum in cervicem veli-<text:line-break/>eae, tum in sedem distribuuntur. Atque haec vincula<text:line-break/>laxa omnia sunt; quamobrem plurimum et moveri et<text:line-break/>transformari uterus potest. Ligamenta nihilominus ea,<text:line-break/>funt, quae in ipsum inferuntur , partim ut corpus uteri<text:line-break/>contexant et connectant, quorum non exigua pars ner-<text:line-break/>vi sunt a dorsali medulla propagati, partim ut et ipsi<text:line-break/>utero et foetus tum incrementum tum alimentum ex-<text:line-break/>hibeant, ut sunt venae et arteriae. Vesicae vero et<text:line-break/>recto intestino cervice tantum membraneis et arteriosis</text:p>
      <text:p text:style-name="Normal">corpusculis aliquanto cum adipe coniungitur coalescit-<text:line-break/>que; et ab istis quidem per excoriationem separari po-<text:line-break/>test, ade<text:span text:style-name="Default_20_Paragraph_20_Font"><text:span text:style-name="T2">o</text:span></text:span> vero exacte coaluit, ut una et eadem caro fit.<text:line-break/>Testes vero ipsi et seminaria vasa adnata sunt. Pudende</text:p>
      <text:p text:style-name="P2">autem cervicis extremo coalescit. Atque ita fit, qua-<text:line-break/>re , quum uterus quibusdam coalescat , quibusdam au-<text:line-break/>nectatur, quibusdam suspendatur, quumque ipsum quae-<text:line-break/>dam contexant, quaedam nutriunt, collo - quidem vesicae<text:line-break/>et recto intestino juxta pudendum perinde ac: testibus<text:line-break/>et vasis seminariis unitus coalescit, aliis vero partibus ve-<text:line-break/>.sicae et recti intestini annectitur, annectitur quoque ossi<text:line-break/>fac<text:span text:style-name="Default_20_Paragraph_20_Font"><text:span text:style-name="T2">t</text:span></text:span>o, ex eodem tamen-. etiam dependere recte diceretur.<text:line-break/>Ex. dorsi medulla -et lumborum musculis dependet solum-<text:line-break/>modo. Nervis autem et annectitur, et coalescit, et<text:line-break/>contexitur. Arteriis et venis annectitur, et coalescit, et<text:line-break/>contexitur, et etiam nutritus; quae. quidem venae et<text:line-break/>arteriae quam magnitudinem, quem situm habeant, quot<text:line-break/>numero sint, .et unde oriantur, deinceps dicendum est.</text:p>
      <text:h text:style-name="Heading_20_2" text:outline-level="2">eap. V.. </text:h>
      <text:p text:style-name="P5">A cava vena et. ei incumbente arteria ma-<text:line-break/>gna duae venae et arteriae, una. utrinque, vena a vena<text:line-break/>cava , arteria ab arteria exoriuntur : - altera quidem a</text:p>
      <text:p text:style-name="P2">dextris ad dextram, altera vero a sinistris ad sinistram<text:line-break/>uteri partem delata, priusquam in ipsimi ingrediatur,<text:line-break/>ramulos quosdam ad testes porrigit; possea vero in cor-<text:line-break/>pus ipsius uteri utraque unita ipsum intexit; atque haec<text:line-break/>quatuor vasta paulo infra ea, quae ad- renes tendunt, colu<text:line-break/>locata sunt, sed venae multo sunt arteriis majores. At<text:line-break/>alia quatuor vasa non lu omnibus mulieribus, feti in<text:line-break/>quibusdam funt (inquit Herophilusj, quae ab illis, quae<text:line-break/>in renes tendunt, exorta uterum inea<text:span text:style-name="Default_20_Paragraph_20_Font"><text:span text:style-name="T2">n</text:span></text:span>t: id .quod ego qul-<text:line-break/>dem in. .nullis aliis animantibus nisi raro in simiis potui<text:line-break/>invenire, nec diffido tamen, quin Herophilus saepe haec<text:line-break/>lu mulieribus etiam invenerit: qui cum in aliis omnibus,<text:line-break/>quae ad artem spectant, eruditus satis fuit, tum vero ad<text:line-break/>dissectionis exquisitissimam cognitionem pervenit, ac ma-<text:line-break/>jori ex parte non in brutis, ut plerique solent, sed <text:span text:style-name="Default_20_Paragraph_20_Font"><text:span text:style-name="T2">A</text:span></text:span>n<text:line-break/>hominibus ipsis periculum fecit. Hic vasa etiam uterum<text:line-break/>alentia membranis inseri tradit, unde vesicam pendere</text:p>
      <text:p text:style-name="P2">dicebamus, fierique tunicas semper et crassiores et duri-<text:line-break/>pres et callosiores frequentius parientibus. At haec in<text:line-break/>aliis quoque animalibus conspiciuntur. At vero et aliae<text:line-break/>quaedam arteriae et venae ab utraque uteri parte in<text:line-break/>cervicem inseruntur, ab ea, quae ad pudendum et sedem<text:line-break/>perve<text:span text:style-name="Default_20_Paragraph_20_Font"><text:span text:style-name="T2">n</text:span></text:span>it, divi<text:span text:style-name="Default_20_Paragraph_20_Font"><text:span text:style-name="T2">t</text:span></text:span>ae. Ac de his quidem vasis, quae uterum<text:line-break/>nutriunt et contexunt, hactenus dictum siti</text:p>
      <text:h text:style-name="Heading_20_2" text:outline-level="2">Cap. VI. </text:h>
      <text:p text:style-name="P5">Ipsum vero corpus uteri constituunt duae<text:line-break/>tunicae opposito modo positae : nervosior quidem externa,<text:line-break/>.venofior vero interna est, ea <text:span text:style-name="Default_20_Paragraph_20_Font"><text:span text:style-name="T2">n</text:span></text:span>atura utraeque, ut multum<text:line-break/>et distendi et contrahi facile possint Atque exterior. qui-<text:line-break/>dem simplex atque una est, interior vero duplex: cujus<text:line-break/>partes inter su cohaerent quidem, non tamen coalescunt<text:line-break/>ac uniuntur, fed adjacent tantum, et ab adjacente tunica<text:line-break/>continentur. Si igitur eas per excursationem separare<text:line-break/>velis, duo tibi uteri esse videbuntur, fissi una et eadem<text:line-break/>tunica siti : nam hanc tunicam non amplius poteris, quem-<text:line-break/>admodum .uterum, in duas partes dividere. Venosa quidem</text:p>
      <text:p text:style-name="P2">tunica interiori parte satis asperala est, praecipueque ad<text:line-break/>fundum ; altera vero quae hanc ambit nervosa vesicae<text:line-break/>tunica multo crassior multisque et venis et arteriis in-<text:line-break/>ter cepta est.</text:p>
      <text:h text:style-name="Heading_20_2" text:outline-level="2">Cap. VII.</text:h>
      <text:p text:style-name="P5"><text:s/>At uteri cervix musculosa quum sit, car-<text:line-break/>ne dura et cartilaginea constat , duriorque seipsa semper<text:line-break/>evadit, et progressu temporis cartilaginosa adeo, ut, quae<text:line-break/>saepe pepererunt, vel aniculae jam sunt, his dura admo-<text:line-break/>dum et cartilaginea cervix siti Hujus naturam IIerophi-<text:line-break/>Ius gutturis Iummae parti comp<text:span text:style-name="Default_20_Paragraph_20_Font"><text:span text:style-name="T2">a</text:span></text:span>rat. Cervici sane huic<text:line-break/>foramen est, quo mulier et menstrua expurgat et maris<text:line-break/>genituram excipit: unde etiam ex utero suetus <text:span text:style-name="Default_20_Paragraph_20_Font"><text:span text:style-name="T2">ia lu</text:span></text:span>c<text:span text:style-name="Default_20_Paragraph_20_Font"><text:span text:style-name="T2">em<text:line-break/></text:span></text:span>egreditur. Incredibile enim est, quam meatus hic pro<text:line-break/>tempore amplitudinem evariet: qui quum reliquo toto<text:line-break/>tempore specilli acuminatum c<text:span text:style-name="Default_20_Paragraph_20_Font"><text:span text:style-name="T2">a</text:span></text:span>pitulum vel paldo<text:line-break/>crassius aliquid admittat , praegnante muliere adeo<text:line-break/>vehementer occluditur , ut nihil quicquam excipere</text:p>
      <text:p text:style-name="P2">queat. Quum ver<text:span text:style-name="Default_20_Paragraph_20_Font"><text:span text:style-name="T2">o</text:span></text:span> ab utero solvitur suetus , a<text:line-break/>partus doloribus ita distenditur, ut, quod. mirum etiam<text:line-break/>auditu sit, per eum totum animal exeat. Cervix autem<text:line-break/>haec ad muliebrem sinunt non recta neque statim in om-<text:line-break/>ttibus pervenit, sed modo ad dextram, modo ad sitti-<text:line-break/>Utram, modo Iussum, modo deorsum declinat ac deflectit:<text:line-break/>nant quod ad anteriorem et posteriorem partem attinet,<text:line-break/>quod simili modo in omnibus se habeat, jam dictum est:</text:p>
      <text:h text:style-name="Heading_20_2" text:outline-level="2">Cap. A 111. </text:h>
      <text:p text:style-name="P5">Quin etiam tunicae ipsae uteri non<text:line-break/>semper eandem crassitudiuem servant, sed prima quidem<text:line-break/>aetate, sicut parvae, ita etiam tenues sunt, postea vero<text:line-break/>profluentibus jam menstruis pro magnitudinis ratione.<text:line-break/>crassitudinem etiam augent ; quemadmodum minuitur tam<text:line-break/>magnitudo quam crassitudo, quum muIler vel concipiendi<text:line-break/>tempus excessit, vel menses non anipIius emittit. Atque<text:line-break/>haec, quantum ad aetates spectat, disserenti a est. Ouan-<text:line-break/>tuin autem ad adversos casus, quaecunque morbi ipsi in<text:line-break/>uteris alterare solent, in praesentia dicendi non est lo-<text:line-break/>ens; quaecunque Vero, quum hae secundum naturam asa</text:p>
      <text:p text:style-name="P2">sectiones .sint, circa ip<text:span text:style-name="Default_20_Paragraph_20_Font"><text:span text:style-name="T1">s</text:span></text:span>um immutant, ea referemus. Quum<text:line-break/>menstruorum purgatio colligitur, crassas quidem uterus<text:line-break/>ac tumens apparet , permade<text:span text:style-name="Default_20_Paragraph_20_Font"><text:span text:style-name="T1">s</text:span></text:span>cit enim tunc ; con-<text:line-break/>.tra vero tenuis atque aridus est, quum ab hoc <text:span text:style-name="Default_20_Paragraph_20_Font"><text:span text:style-name="T1">purgationis<text:line-break/></text:span></text:span>temp<text:span text:style-name="Default_20_Paragraph_20_Font"><text:span text:style-name="T1">o</text:span></text:span>re longissime abest. Ejus, quae jam uterum gessit,<text:line-break/>.crassior; crassissimus ejus, quae saepissime peperit. Rur-<text:line-break/>sus igitur in principio conceptus crassas; cum prope<text:line-break/>tempus pariendi accedit, magnus quidem , <text:span text:style-name="Default_20_Paragraph_20_Font"><text:span text:style-name="T1">s</text:span></text:span>ed tenuis;<text:line-break/>crassitudo enim in longitudinem extensa ab<text:span text:style-name="Default_20_Paragraph_20_Font"><text:span text:style-name="T1">s</text:span></text:span>umitur; in<text:line-break/>.reliquo vero intercedente tempore pro ratione magnitu-<text:line-break/>dinis crassitudinem habet.</text:p>
      <text:h text:style-name="Heading_20_2" text:outline-level="2">Cap. IX. </text:h>
      <text:p text:style-name="P5">Testes autem foeminae a lateribus vteri<text:line-break/>sili sunt ad fundum utrinque <text:span text:style-name="Default_20_Paragraph_20_Font"><text:span text:style-name="T1">alter</text:span></text:span> prope cornua, magni-<text:line-break/>tudine quam viri longe .minores, figura item et habitu<text:line-break/>multo diversi; lati enim hi sunt, rotundi illi atque oblon-<text:line-break/>gi; hi glandulosa, moIli carne masculi sunt. Horum<text:line-break/>uterque propria membrana, qualis est in maribus, quam<text:line-break/>dar tum dicunt, contegitur; erythroidem Vero seu rubicun-</text:p>
      <text:p text:style-name="P2">dant tunicam ac scrotum soeminae testes non liabent,<text:line-break/>arteriae tamen et. venae ab iis, quae in uterum seruntur,<text:line-break/>protectae testibus utrique altera inseruntur. Verum com-<text:line-break/>mixta inter se haec vasa, priusquam in testem inseran-<text:line-break/>tur, ad cincinni modum intorquentur non alio modo,<text:line-break/>quam in maribus etiam contingit, ut, si revolutionem<text:line-break/>hanc praesecueris , una sectio multa tibi oscula efficiat,<text:line-break/>non quod multa vasa dissecueris, sed quod unum saepe.<text:line-break/>Quae a testibus item exeunt vasa seminaria , eodem mo-<text:line-break/>do, ut in maribus, continere semen conspiciuntur, quae<text:line-break/>prope ipsos testes lata sunt et cavitatem sensilem habent,<text:line-break/>paulo a testibus recedentia angustiora et quasi noti cava<text:line-break/>redduntur; deinde juxla cornua, ubi in uterum etiam<text:line-break/>inseruntur, rutilus dilatantur. Has autem insertiones ue-.<text:line-break/>que Aristoleles, neque Herophilus, neque Eurypho agno-<text:line-break/>vit; qui quidem viri a me in praesentia commemorati<text:line-break/>sunt, non quod seli hoc ignorarint, Ied quod, quum op-<text:line-break/>time dissectionem tractarint, hoc non adverterint. Nam<text:line-break/>Dioclem, Praxagoram, Philotimum ac reliquos sere uni-</text:p>
      <text:p text:style-name="P2">nes veteres, sicut pleraque alia, ita hoc quoque in cor-<text:line-break/>pore nostro ignorasse mirum non est, quippe qui rudem<text:line-break/>quandam, non exactam dissentionis cognitionem habue-<text:line-break/>runt ; unde neque ustam mihi Iliorum rationem habendam<text:line-break/>censeo: de his vero hominibus quid dicam, nesci<text:span text:style-name="Default_20_Paragraph_20_Font"><text:span text:style-name="T2">o</text:span></text:span>; dant-<text:line-break/>nare^ennn eos, quum in reliquis tam accurat^. omnia in-<text:line-break/>dagarint, non audeo; sed neque vasa haec adeo parva<text:line-break/>funt, ut latere quempiam possint. Verum de his, quae<text:line-break/>in collum vesicae inseruntur, satis exquisite tractarunt,<text:line-break/>qu<text:span text:style-name="Default_20_Paragraph_20_Font"><text:span text:style-name="T2">o</text:span></text:span>d et in eundem locum ingrediantur, in quem etiam<text:line-break/>in maribus, quod et glandulosa sint vasa haec et quod a<text:line-break/>testibus extendantur et utero inhaerescant; de his vero,<text:line-break/>quae ad cornua tendunt, nihil dixerunt, quum tamen<text:line-break/>etiam haec non minus evidentibus meatibus uterum in-<text:line-break/>trent, quam illa in collum, et genituram intus habere<text:line-break/>videantur. Sed de his in sequenti oratione de functioni-<text:line-break/>bus fusius tractabimus.</text:p>
      <text:h text:style-name="Heading_20_2" text:outline-level="2">Cap. X. </text:h>
      <text:p text:style-name="P5">Nunc vero, quod unum quoddam est</text:p>
      <text:p text:style-name="P1">eorum, quae dicenda proposuimus, id reliquum tradatur,<text:line-break/>quaenam videlicet in praegnantis mulieris utero orian-<text:line-break/>tur: sunt autem haec. Primum est chorion utero ad-<text:line-break/>haerescens, deinde membranae, quae foetum involvunt,<text:line-break/>tum ip<text:span text:style-name="Default_20_Paragraph_20_Font"><text:span text:style-name="T2">s</text:span></text:span>e foetus. Forma autem uniuscuj usque natura hu-<text:line-break/>jusmodi est. Chorion multa funt vasa, tum venae<text:line-break/>tum arteriae prope inter fe sitae, ac intermedia inter-<text:line-break/>valla membranis expleta. Membranae vero <text:span text:style-name="Default_20_Paragraph_20_Font"><text:span text:style-name="T2">duae sunt,<text:line-break/></text:span></text:span>altera toti foetus circumsecta, altera eminentibus tantum<text:line-break/>partibus, capiti, natibus, pedibus, duplex fuperjecta;<text:line-break/>suntque ipsis nomina, lili quidem amnios , huic vero<text:line-break/>allantoides ; intestino enim farto similis est, unde a sigu-<text:line-break/>rae similitudine huic nomen inditum est; ambae Vero<text:line-break/>albae ac tenues, forma ad araneam proxime accedentes.<text:line-break/>Chorion utero adhaere<text:span text:style-name="Default_20_Paragraph_20_Font"><text:span text:style-name="T2">s</text:span></text:span>cit hoc modo. Vasorum uter<text:span text:style-name="Default_20_Paragraph_20_Font"><text:span text:style-name="T2">i,<text:line-break/></text:span></text:span>quae interiorem ipsius partem adeunt, quibus etiam meu-<text:line-break/>sus purgantur, oscula, quum foemina conceptura est, ape-<text:line-break/>riuntur: hoc autem <text:span text:style-name="Default_20_Paragraph_20_Font"><text:span text:style-name="T2">conceptionis</text:span></text:span> tempus est vel incipieu-</text:p>
      <text:p text:style-name="P2">tibus vel cessantibus menstruis. Aperiuntur enim reli-<text:line-break/>, quo etiam alio toto purgationis tempore vasa haec , non<text:line-break/>tamen tunc in se concipit mulier; non enim semen i<text:span text:style-name="Default_20_Paragraph_20_Font"><text:span text:style-name="T2">n<text:line-break/></text:span></text:span>utero manere potest, quod ab influentis sanguinis copia<text:line-break/>eluatur. At cessantibus vel incipientibus menstruis, va-<text:line-break/>sorum ora operta sunt, et menstruum neque multum,<text:line-break/>neque affatim, sed paucum et paulatim effluit, sanguineo<text:line-break/>humore velut exudante; proinde ob asperitatem utero<text:line-break/>semen adhaeret, satisque alimenti ex sanguinis coufluen-<text:line-break/>tis paucitate habet: priusquam enim menses prodeant,<text:line-break/>mulier non concipiet, quod et alimento careat semen,<text:line-break/>et adhaerentiam non habeat: nam tunc occlusis vasis<text:line-break/>laevis est uterus, proinde defluit semen, neque cum tu-<text:line-break/>nica ipsius unitor, aspera siquidem magis idonea sunt<text:line-break/>quam laevia ad coalefcendum. Unde etiam ex inanima-<text:line-break/>tis rebus multa, inquit Diocles, ut ligna et lapides, qui<text:line-break/>coagmentare inter fe volunt artifices., si laevia sint, at-</text:p>
      <text:p text:style-name="P1">terentes prius exasperant. Etenim labra et palpebrae<text:line-break/>et interfectae digit<text:span text:style-name="Default_20_Paragraph_20_Font"><text:span text:style-name="T2">o</text:span></text:span>rum partes <text:span text:style-name="Default_20_Paragraph_20_Font"><text:span text:style-name="T2">s</text:span></text:span>aepe exulceratae coale-<text:line-break/>fcunI. Quum vero <text:span text:style-name="Default_20_Paragraph_20_Font"><text:span text:style-name="T2">s</text:span></text:span>ecundum naturam se habent, etiam<text:line-break/>si semper conjugantur, nunquam coeunt ob laevitatem.<text:line-break/>Aspera enim inaequalibus partibus cohaerescunt inter fe,<text:line-break/>atque ita uniuntur; laevia autem, quum nuliam firmam<text:line-break/>prehensionem habeant, licet ab aliquo in fe compulsa<text:line-break/>ac vi coacta fuerint, facile dissolvuntur. Atque haec hac-<text:line-break/>tenus. Ex quibus perspicuum jam est, chorion nuHa alia<text:line-break/>re quam solis vastorum orificiis utero inhaerescere, quae<text:line-break/>fano inhaerentia hoc modo fit. Vas, quod in chorio na-<text:line-break/>fcitur, principium habet extremitatem ejus, qu<text:span text:style-name="Default_20_Paragraph_20_Font"><text:span text:style-name="T2">o</text:span></text:span>d in uterum<text:line-break/>immersit, ut du<text:span text:style-name="Default_20_Paragraph_20_Font"><text:span text:style-name="T2">o</text:span></text:span> haec unum esse dicere quispiam possit;<text:line-break/>osculis enim uniuntur , atque alterum ab alter<text:span text:style-name="Default_20_Paragraph_20_Font"><text:span text:style-name="T2">o.<text:line-break/></text:span></text:span>vena, inquam, a vena sanguinem, arteria ab arteria<text:line-break/>fpiritum haurit; quare tanta vasorum chorii intervalla<text:line-break/>sunt, quae membrana intertexit, quantum est spatium<text:line-break/>in medio vasorum , quae in uterum aperiuntur. Ad</text:p>
      <text:p text:style-name="P2">haec cotyledones seu acetabula etiam firmum. chorio<text:line-break/>vinculum ad uterum efficiuntur , quamvis nonnulli<text:line-break/>hominis uterum acetabulis carere dicant; esse enim ajunt<text:line-break/>in bobus, capris, cervis aliisque hujusmodi animalibus<text:line-break/><text:span text:style-name="Default_20_Paragraph_20_Font"><text:span text:style-name="T2">c</text:span></text:span>orpora quaedam molita ac mucosa, quorum forma coty-<text:line-break/>seduni herbae similis sit, unde etiam nomen accepere<text:span text:style-name="Default_20_Paragraph_20_Font"><text:span text:style-name="T2">i<text:line-break/></text:span></text:span>Hippocrates tamen inquit: <text:span text:style-name="Default_20_Paragraph_20_Font"><text:span text:style-name="T2">Quaecunque corp</text:span></text:span>o<text:span text:style-name="Default_20_Paragraph_20_Font"><text:span text:style-name="T2">re medio-<text:line-break/>criter affectae absque ulla manisosta causa quadtimestres<text:line-break/>aut trimestres abortus faciunt, iis acetabula muco plena<text:line-break/>sunt, neque possunt prae gravitate foetum continere, sed<text:line-break/>abrumpuntur. </text:span></text:span>Quin etiam Diocles Carystius et Praxa-<text:line-break/>goras Cous Nicarchi filius, qui paulo post Hippocrati^<text:line-break/>aetatem viguerunt, eadem dicunt, et multi etiam alii.<text:line-break/>Quid igitur? omnesne ignorarunt? Sed fas minime est<text:line-break/>de tantis viris ita <text:span text:style-name="Default_20_Paragraph_20_Font"><text:span text:style-name="T2">s</text:span></text:span>entire. Quid vero est, quod dicunt?<text:line-break/>Oscula vasorum uteri ita appellant; nam haec praegnas<text:line-break/>tinnis tempore .acetabulares quasdam eminentias innatas</text:p>
      <text:p text:style-name="P2">habent, quales etiam recto intestino in haemorrhoidibus<text:line-break/>fiunt. Atque haec non vaticinatus. dico, <text:span text:style-name="Default_20_Paragraph_20_Font"><text:span text:style-name="T2">s</text:span></text:span>ed a Praxagora<text:line-break/>edoctus; Praxagoras namque ita hisce verbis loquitur:<text:line-break/><text:span text:style-name="Default_20_Paragraph_20_Font"><text:span text:style-name="T2">Acetabula autem sunt oscula venarum ad uterum per ve-<text:line-break/>nientium.</text:span></text:span> Ex his igitur et uterum muliebrem acetabula<text:line-break/>habere , . et quaenam acetabulorum in mulieribus et bru-<text:line-break/>tis differentia existat, patere jam arbitror. lude itaque,<text:line-break/>unde dictum est, exor<text:span text:style-name="Default_20_Paragraph_20_Font"><text:span text:style-name="T2">s</text:span></text:span>a chorii vasa chorion ipsum con-<text:line-break/>texunt, atque inter sesa mi<text:span text:style-name="Default_20_Paragraph_20_Font"><text:span text:style-name="T2">s</text:span></text:span>centur et coalescunt, cujus<text:line-break/>eoalescentiae modus talis est. Considera mihi, multas ac<text:line-break/>tenues arboris radices t lunas et ternas inter <text:span text:style-name="Default_20_Paragraph_20_Font"><text:span text:style-name="T2">s</text:span></text:span>e ita con-<text:line-break/>jungi atque uniri , ut ex ipsis aliae majores quidem<text:line-break/>magnitudine, numero tamen pauciores exoriantur;<text:line-break/>atque has rursus coeuntes simili modo alias producere;<text:line-break/>atque has alias; hocque tantisper fieri, dum in unum con-<text:line-break/>flatae omnes ad summam terrae superficiem eamqne ar-<text:line-break/>buris partem desinant, qui truncus vocattm. Nam <text:span text:style-name="Default_20_Paragraph_20_Font"><text:span text:style-name="T3">vasa</text:span></text:span></text:p>
      <text:p text:style-name="P2">haec perinde ac radices multae atque exiles inter se<text:line-break/>Coalescunt, atque unitae majores, quam ante erant, Eva-<text:line-break/>dunt, sicque majores subinde effectae demum universae<text:line-break/>in duos quasi ramos, in venas venae, in arterias arte-<text:line-break/>riae, terminantur, ex utraque parte tam dextra quam<text:line-break/>sinistra circa umbilicum spe tum ingredientes. Nihil enim<text:line-break/>aliud est umbilicus L sesti t quatuor haec vasa in medio<text:line-break/>uraclsum habentia. Hic autem urachus allantoidis prin-<text:line-break/>cipium est tunicae, quam prominentibus partibus foetus<text:line-break/>incumbere jam diximus, perfuratusque satis lato atque<text:line-break/>evidenti meatu ad fundum vesicae ipsius foetus, ut alunt-<text:line-break/>toides tunica cum vesica uracho , qui medium inter utras-<text:line-break/>que est, coni<text:span text:style-name="Default_20_Paragraph_20_Font"><text:span text:style-name="T2">u</text:span></text:span>ngatur. Qua vero parte dilatato maesta<text:line-break/>membrana incipit enasci, fatis multa ac veluti scabra<text:line-break/>quaedam asperitas apparet. Jam humor in utraque mem-<text:line-break/>brana non paucus continetur, alter ab altero tam colo-<text:line-break/>re quam copia diversus: flavus enim in allantoide, al-</text:p>
      <text:p text:style-name="P2">bior quodammodo in amnuf, atque is esiam copiosior<text:line-break/>cernitur ; tunica siquidem haec et altera tunica est ma-<text:line-break/>jor, quippe quae totum foetum induat, illa vero parti-<text:line-break/>bus quibusdam tantum superjecta est. Unde autem hu-<text:line-break/>mores hi generentur, quisve ipsorum usus sit, in altero<text:line-break/>libro omnia tradentur; de vasis etiam ipsis, quae ad fue-<text:line-break/>tum per umbilicum seruntur, per se in alio commenta-<text:line-break/>Ito, quod erit de dissectione foetus, explicabit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2</dc:title>
    <dc:subject/>
    <meta:initial-creator>Galien</meta:initial-creator>
    <meta:creation-date>2023-01-05T11:25:00Z</meta:creation-date>
    <dc:date>2023-01-05T12:27:35.415000000</dc:date>
    <meta:editing-cycles>3</meta:editing-cycles>
    <meta:editing-duration>PT1M49S</meta:editing-duration>
    <meta:document-statistic meta:table-count="0" meta:image-count="0" meta:object-count="0" meta:page-count="22" meta:paragraph-count="43" meta:word-count="3037" meta:character-count="20139" meta:non-whitespace-character-count="17136"/>
    <meta:template xlink:type="simple" xlink:actuate="onRequest" xlink:title="" xlink:href="Normal.dotm"/>
  </office:meta>
</office:document-meta>
</file>